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4"/>
        <table:table-column table:style-name="co1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/>
          <table:table-cell table:style-name="ce8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4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0T08:50:13.943967448</dc:date>
    <meta:editing-duration>P2DT11H8M7S</meta:editing-duration>
    <meta:editing-cycles>25</meta:editing-cycles>
    <meta:generator>LibreOffice/7.6.2.1$MacOSX_X86_64 LibreOffice_project/56f7684011345957bbf33a7ee678afaf4d2ba333</meta:generator>
    <meta:print-date>2024-05-30T08:40:57.460880085</meta:print-date>
    <meta:printed-by>PDF files</meta:printed-by>
    <meta:document-statistic meta:table-count="1" meta:cell-count="22" meta:object-count="0"/>
  </office:meta>
</office:document-meta>
</file>